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/>
    <style:style style:name="rststyle-heading7" style:family="paragraph" style:parent-style-name="Heading_20_7" style:next-style-name="Text_20_body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in" svg:y="0in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kuhlman</meta:initial-creator>
    <meta:creation-date>2006-08-15T13:56:07</meta:creation-date>
    <dc:creator>Dave Kuhlman</dc:creator>
    <dc:date>2009-01-14T11:31:08</dc:date>
    <meta:editing-cycles>83</meta:editing-cycles>
    <meta:editing-duration>P1DT2H21M3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